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hodLevelTransactionalSpringRunnerTests.modifyTestDataWithin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thodLevelTransactionalSpringRunnerTests.verifyInitialTes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thodLevelTransactionalSpringRunnerTests.modifyTestDataWithout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thodLevelTransactionalSpringRunnerTests.setDataSource( DataSource data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LevelTransactionalSpringRunnerTests.verifyFinalTes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